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36f2" officeooo:paragraph-rsid="000036f2"/>
    </style:style>
    <style:style style:name="P2" style:family="paragraph" style:parent-style-name="Standard">
      <style:text-properties officeooo:rsid="00056c03" officeooo:paragraph-rsid="00056c03"/>
    </style:style>
    <style:style style:name="P3" style:family="paragraph" style:parent-style-name="Standard">
      <style:text-properties officeooo:rsid="00071e3c" officeooo:paragraph-rsid="00071e3c"/>
    </style:style>
    <style:style style:name="P4" style:family="paragraph" style:parent-style-name="Standard">
      <style:text-properties officeooo:rsid="0007f138" officeooo:paragraph-rsid="0007f138"/>
    </style:style>
    <style:style style:name="P5" style:family="paragraph" style:parent-style-name="Standard">
      <style:text-properties officeooo:rsid="0008c1fe" officeooo:paragraph-rsid="0008c1fe"/>
    </style:style>
    <style:style style:name="P6" style:family="paragraph" style:parent-style-name="Standard">
      <style:text-properties officeooo:rsid="000b0cb4" officeooo:paragraph-rsid="000b0cb4"/>
    </style:style>
    <style:style style:name="P7" style:family="paragraph" style:parent-style-name="Standard">
      <style:paragraph-properties fo:break-before="page"/>
      <style:text-properties officeooo:rsid="00056c03" officeooo:paragraph-rsid="00056c03"/>
    </style:style>
    <style:style style:name="T1" style:family="text">
      <style:text-properties officeooo:rsid="000048ba"/>
    </style:style>
    <style:style style:name="T2" style:family="text">
      <style:text-properties officeooo:rsid="0001e764"/>
    </style:style>
    <style:style style:name="T3" style:family="text">
      <style:text-properties officeooo:rsid="00046bdf"/>
    </style:style>
    <style:style style:name="T4" style:family="text">
      <style:text-properties officeooo:rsid="00056c03"/>
    </style:style>
    <style:style style:name="T5" style:family="text">
      <style:text-properties officeooo:rsid="00071e3c"/>
    </style:style>
    <style:style style:name="T6" style:family="text">
      <style:text-properties officeooo:rsid="0008d15f"/>
    </style:style>
    <style:style style:name="T7" style:family="text">
      <style:text-properties officeooo:rsid="00092fb8"/>
    </style:style>
    <style:style style:name="T8" style:family="text">
      <style:text-properties officeooo:rsid="000b0c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project aims for a social network which is usable for an employment and CV sharing use case.<text:line-break/><text:line-break/>Facebook's Scope and Analysing</text:p>
      <text:p text:style-name="P1">In BBC English:</text:p>
      <text:p text:style-name="P1">Facebook is world's #1 social network. It is powered by MySQL1, memcached, Haystack, Apache Cassandra, HipHop PHP runtime, Hack PHP transpiler, Hbase, Apache Hive, HDFS, Apache HTTP, Ubuntu and GNU/Linux. </text:p>
      <text:p text:style-name="P1"/>
      <text:p text:style-name="P1">Facebook is primarily based on “network of personal relationships”and requires real name to join. This includes close and remote friendships, shared activity boards(called 'Groups' in Facebook's speak), personal boards(called 'Timeline' in Facebook's speak). Friendship is a mutually inclusive relation between two users of Facebook and requires consent of both parties.</text:p>
      <text:p text:style-name="P1"/>
      <text:p text:style-name="P1">There has also been appeared a one-way relationship called “subscription”(later amended to be read “following”) which a user can make it into a page and/or a user. Another important one-way relationship is “like”.(👍) This is a way to express “I liked and want to see similar things” in Facebook. This is the most used in advertising and one of the few features that can be embedded into external sites. There is no “dislike” on Facebook. </text:p>
      <text:p text:style-name="P1"/>
      <text:p text:style-name="P1">There is also a way to express enemyness among users, although it is not said to other party. It is “to block” a user. <text:s/>Blocking a user disables any means to communicate between these two users to the extent they will not even see each other's existence(party who made blockade can, however, see the name of other party) , whereas Platform data is not affected.</text:p>
      <text:p text:style-name="P1"/>
      <text:p text:style-name="P1">Facebook not only tracks friendships but also relatives. This allows them give you more detailed news from your family members.</text:p>
      <text:p text:style-name="P1"/>
      <text:p text:style-name="P1">Organisations can join Facebook not as a dedicated organisational user but as a page operated by organisation staff.</text:p>
      <text:p text:style-name="P1"/>
      <text:p text:style-name="P1">Facebook is aimed at people aged 13 and over. Children under 18 are specially protected by Facebook. They cannot share anything more publicly than the circle of “friends of friends” except the fundamental quintuple (name, network, gender, current profile picture, cover photo, username) and are not allowed to share anything with advertising companies and cannot be searched publicly.</text:p>
      <text:p text:style-name="P1"/>
      <text:p text:style-name="P1">Facebook is mostly supported by ads but there are some features that are only accessible via payout. The most known one is “activity stream promotion”. This puts your post at position #1 in a feed for two weeks.</text:p>
      <text:p text:style-name="P1"/>
      <text:p text:style-name="P1"/>
      <text:p text:style-name="P1">LinkedIn's Scope And Analysing</text:p>
      <text:p text:style-name="P1"/>
      <text:p text:style-name="P1">LinkedIn is a business-oriented social network. <text:span text:style-name="T8">It is powered by</text:span></text:p>
      <text:p text:style-name="P1">Employees can look for jobs there. Employers can also look for employees. They can upload photos to help them identify. <text:span text:style-name="T7">Users can only contact with employers if they have a previous relationship. </text:span></text:p>
      <text:p text:style-name="P1"/>
      <text:p text:style-name="P1">Detailed analysis of Facebook</text:p>
      <text:p text:style-name="P1"/>
      <text:p text:style-name="P1">These are the main entities of Facebook:</text:p>
      <text:p text:style-name="P1">-User:Each user is identified by a user name. User is the actor in Facebook.</text:p>
      <text:p text:style-name="P1"><text:soft-page-break/>-Friendship:It is the mutual relationship among exactly two users. Each user has friends and they identify him.</text:p>
      <text:p text:style-name="P1">-Block</text:p>
      <text:p text:style-name="P1">-Activity Feed:Activity feed is the stream of the news we get on the homepage of client and the corresponding APIs.</text:p>
      <text:p text:style-name="P1">-Activity Log:It is the list of all activities user made. This can only accessed by user itself, however, may be retrieved using API.</text:p>
      <text:p text:style-name="P1">-Comment:It is stream of a Unicode text user types to express his ideas on another entities. Comments can also be commented on pages.</text:p>
      <text:p text:style-name="P1">-Page:It is operated by one or more users of Facebook. Represents an institution or other community. It is also an actor, however, pages are not users.</text:p>
      <text:p text:style-name="P1"><text:s/>Pages are made by users in Facebook.</text:p>
      <text:p text:style-name="P1">-Group:Community of remotely related users of Facebook. Groups are used to share something.</text:p>
      <text:p text:style-name="P1">-Like</text:p>
      <text:p text:style-name="P1">-Anonymous page:These are kind of pages representing individual interests. These are not actor.</text:p>
      <text:p text:style-name="P1"><text:line-break/><text:span text:style-name="T4">Following relationships are guessed from actual application:</text:span></text:p>
      <text:p text:style-name="P1">User N==5000 Friend:: Friendship (Facebook does not mandate to have a friendship, however, it is basis of Facebook network)</text:p>
      <text:p text:style-name="P1">Administrator 1=-N Friend:: Mark Zuckerberg's friendships are special-cased in Facebook, they can add friends on its own, </text:p>
      <text:p text:style-name="P1">only friends of friends can see its friend list or send a friendship request, and not limited by number</text:p>
      <text:p text:style-name="P1">User N--N Blockee:: Blockade</text:p>
      <text:p text:style-name="P1">User 1=-N Page:: Page Ownership</text:p>
      <text:p text:style-name="P1">Commentator(user or page) 1-=N Comment:: Comment</text:p>
      <text:p text:style-name="P1">User or page 1-=N:: Like Like</text:p>
      <text:p text:style-name="P1">Page M--N User:: Advertisement</text:p>
      <text:p text:style-name="P1">Post 1=-N User:: Post privacy setting</text:p>
      <text:p text:style-name="P1">Origin(user) 1=-N Target(user or page or group):: Post share setting</text:p>
      <text:p text:style-name="P1">User M-=N Group:: Group membership</text:p>
      <text:p text:style-name="P1">User M-=N Group or page:: Group/page administration</text:p>
      <text:p text:style-name="P1">User 0==N Anonymous page:: Anonymous page may not have administrators</text:p>
      <text:p text:style-name="P1">User 1=-N Anonymous page:: Anonymous page creatorship</text:p>
      <text:p text:style-name="P1">User or page or group 1==1 Activity stream</text:p>
      <text:p text:style-name="P1">User 1==1 Activity log</text:p>
      <text:p text:style-name="P1"/>
      <text:p text:style-name="P1">Detailed analysis of Linkedin</text:p>
      <text:p text:style-name="P1"/>
      <text:p text:style-name="P1">These are the main entities of Linkedin:</text:p>
      <text:p text:style-name="P1">-User:Each user is identified by a <text:span text:style-name="T3">electronic mail address</text:span>. User is the actor in <text:span text:style-name="T3">LinkedIn</text:span></text:p>
      <text:p text:style-name="P1">-Want Ad: Gives job for user by company. It includes important part of Linkedin.</text:p>
      <text:p text:style-name="P1">User relationships are smilar like Facebook.<text:line-break/><text:span text:style-name="T4">Following relationships are guessed from actual application:</text:span></text:p>
      <text:p text:style-name="P1">User N--N Blockee:: Blockade</text:p>
      <text:p text:style-name="P1">User 1-=N Status:: Like<text:line-break/>User <text:span text:style-name="T1">1-=N Status :: Congratulation</text:span></text:p>
      <text:p text:style-name="P1">User M-=N Group:: Group membership</text:p>
      <text:p text:style-name="P1">User or company 1==1 Activity stream</text:p>
      <text:p text:style-name="P1">User 1==1 Activity log<text:line-break/><text:span text:style-name="T2">User 1-=N Skill :: Skill</text:span></text:p>
      <text:p text:style-name="P7">Analysis of startup databases given</text:p>
      <text:p text:style-name="P2">Facebook part</text:p>
      <text:p text:style-name="P2">Entity definitions are the same as the actual application.</text:p>
      <text:p text:style-name="P2">User 1-=1 profile(Identifying relationship)</text:p>
      <text:p text:style-name="P2">User 1-=1 friendlist(Identifying relationship)<text:line-break/>Friendlist 1--N User:: Friend<text:line-break/>Comment 1==1 User:: Post target</text:p>
      <text:p text:style-name="P2">Comment 1==1 Friend of Poster</text:p>
      <text:p text:style-name="P2"><text:span text:style-name="T5">User</text:span> <text:span text:style-name="T5">M-=N</text:span> <text:span text:style-name="T5">Feed</text:span></text:p>
      <text:p text:style-name="P3">User M-=N Bookmark</text:p>
      <text:p text:style-name="P4">Friend of poster 1--N Thumb(like/dislike)</text:p>
      <text:p text:style-name="P2">User 1-=N Status update</text:p>
      <text:p text:style-name="P2">Status update 1-=N Comment</text:p>
      <text:p text:style-name="P2">Chat 1--N User:: Chat sender</text:p>
      <text:p text:style-name="P2">Chat 1--N User:: Chat receiver</text:p>
      <text:p text:style-name="P3">User 1-=N Notification</text:p>
      <text:p text:style-name="P5">User M-=<text:span text:style-name="T6">1</text:span> Language</text:p>
      <text:p text:style-name="P6">User M--N Nickname</text:p>
      <text:p text:style-name="P6"/>
      <text:p text:style-name="P6">LinkedIn par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0036f2" officeooo:paragraph-rsid="000036f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rm project for Database Management Course <text:s text:c="35"/>Erkin Alp Güney, Alper Biç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kin Güney</meta:initial-creator>
    <meta:creation-date>2014-12-28T19:20:11.026211692</meta:creation-date>
    <dc:date>2014-12-28T22:36:14.527894237</dc:date>
    <dc:creator>Erkin Güney</dc:creator>
    <meta:editing-duration>PT49M58S</meta:editing-duration>
    <meta:editing-cycles>14</meta:editing-cycles>
    <meta:generator>LibreOffice/4.3.3.2$Linux_X86_64 LibreOffice_project/430m0$Build-2</meta:generator>
    <meta:document-statistic meta:table-count="0" meta:image-count="0" meta:object-count="0" meta:page-count="3" meta:paragraph-count="71" meta:word-count="921" meta:character-count="5809" meta:non-whitespace-character-count="4924"/>
  </office:meta>
</office:document-meta>
</file>